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4:Sheet1.A64 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00-00-00</text:date>, <text:time style:data-style-name="N2" text:time-value="20:38:23.738961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09-19T20:53:56.819944611</dc:date>
    <meta:editing-duration>PT3H31M12S</meta:editing-duration>
    <meta:editing-cycles>48</meta:editing-cycles>
    <meta:document-statistic meta:table-count="1" meta:cell-count="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4:Sheet1.B73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